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fo:background-color="#BF0041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4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7"/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A5A5A5"/>
    </style:style>
    <style:style style:name="ce25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3.75708333333333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3.624791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3.06916666666667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619375cm"/>
    </style:style>
    <style:style style:name="co24" style:family="table-column">
      <style:table-column-properties fo:break-before="auto" style:column-width="3.20145833333333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2.83104166666667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2.38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2.037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is-true-formula(LARGE(([.$C$5:.$C$5]);MIN( 1;COUNT([.$C$5:.$C$5])))&lt;=[.C5])" style:apply-style-name="cf1" style:base-cell-address="Sheet4.C5"/>
    </style:style>
    <style:style style:name="ce27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  <style:map style:condition="of:is-true-formula(LARGE(([.$D:.$D]);MIN( 1;COUNT([.$D:.$D])))&lt;=[.D1])" style:apply-style-name="cf1" style:base-cell-address="Sheet4.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LARGE(([.$D:.$D]);MIN( 1;COUNT([.$D:.$D])))&lt;=[.D1])" style:apply-style-name="cf1" style:base-cell-address="Sheet4.D1"/>
    </style:style>
    <style:style style:name="ce29" style:family="table-cell">
      <style:map style:condition="of:is-true-formula(LARGE(([.$D:.$D]);MIN( 1;COUNT([.$D:.$D])))&lt;=[.D1])" style:apply-style-name="cf1" style:base-cell-address="Sheet4.D1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K$15:.$K$15]);MIN( 1;COUNT([.$K$15:.$K$15])))&lt;=[.K15])" style:apply-style-name="cf1" style:base-cell-address="Sheet4.K15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K$27:.$K$27]);MIN( 1;COUNT([.$K$27:.$K$27])))&lt;=[.K27])" style:apply-style-name="cf1" style:base-cell-address="Sheet4.K27"/>
    </style:style>
    <style:style style:name="ce32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Sheet4.G1"/>
      <style:map style:condition="of:is-true-formula(LARGE(([.$G$1:.$G$1]);MIN( 1;COUNT([.$G$1:.$G$1])))&lt;=[.G1])" style:apply-style-name="cf1" style:base-cell-address="Sheet4.G1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8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office:value-type="string" table:style-name="ce4">
            <text:p>Item code</text:p>
          </table:table-cell>
          <table:table-cell office:value-type="string" table:style-name="ce2">
            <text:p>Item Name</text:p>
          </table:table-cell>
          <table:table-cell office:value-type="string" table:style-name="ce4">
            <text:p>item brand name</text:p>
          </table:table-cell>
          <table:table-cell office:value-type="string" table:style-name="ce2">
            <text:p>item type name</text:p>
          </table:table-cell>
          <table:table-cell office:value-type="string" table:style-name="ce2">
            <text:p>item made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Rate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6441716899478" table:style-name="ce7">
            <text:p>6.4417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10" table:style-name="ce6">
            <text:p>10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office:value-type="float" office:value="8441516699478" table:style-name="ce7">
            <text:p>8.44152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9" table:style-name="ce6">
            <text:p>9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9442118787430" table:style-name="ce7">
            <text:p>9.44212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2" table:style-name="ce6">
            <text:p>2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office:value-type="float" office:value="6341416727459" table:style-name="ce7">
            <text:p>6.34142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2" table:style-name="ce6">
            <text:p>2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8241518766590" table:style-name="ce7">
            <text:p>8.2415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2" table:style-name="ce6">
            <text:p>2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office:value-type="float" office:value="7341928778412" table:style-name="ce7">
            <text:p>7.34193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3" table:style-name="ce6">
            <text:p>3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7541396729037" table:style-name="ce7">
            <text:p>7.5414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5" table:style-name="ce6">
            <text:p>5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office:value-type="float" office:value="6141388290742" table:style-name="ce7">
            <text:p>6.14139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8" table:style-name="ce6">
            <text:p>8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8941776299350" table:style-name="ce7">
            <text:p>8.94178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9" table:style-name="ce6">
            <text:p>9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9441718896422" table:style-name="ce7">
            <text:p>9.4417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6" table:style-name="ce6">
            <text:p>6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office:value-type="float" office:value="6341816934710" table:style-name="ce7">
            <text:p>6.3418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7" table:style-name="ce6">
            <text:p>7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office:value-type="float" office:value="8441506778994" table:style-name="ce7">
            <text:p>8.44151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6441728461102" table:style-name="ce7">
            <text:p>6.44173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2" table:style-name="ce6">
            <text:p>2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office:value-type="float" office:value="7341925638719" table:style-name="ce7">
            <text:p>7.34193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5" table:style-name="ce6">
            <text:p>5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office:value-type="float" office:value="8241620895347" table:style-name="ce7">
            <text:p>8.2416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7" table:style-name="ce6">
            <text:p>7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office:value-type="float" office:value="6441716899479" table:style-name="ce7">
            <text:p>6.44172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6" table:style-name="ce6">
            <text:p>6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office:value-type="float" office:value="8441516699479" table:style-name="ce7">
            <text:p>8.44152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8" table:style-name="ce6">
            <text:p>8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office:value-type="float" office:value="9442118787431" table:style-name="ce7">
            <text:p>9.44212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table:style-name="ce6"/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office:value-type="float" office:value="6341416727460" table:style-name="ce7">
            <text:p>6.34142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8241518766591" table:style-name="ce7">
            <text:p>8.2415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4" table:style-name="ce6">
            <text:p>4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7341928778413" table:style-name="ce7">
            <text:p>7.34193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2" table:style-name="ce6">
            <text:p>2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7541396729038" table:style-name="ce7">
            <text:p>7.5414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7" table:style-name="ce6">
            <text:p>7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6141388290743" table:style-name="ce7">
            <text:p>6.14139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5" table:style-name="ce6">
            <text:p>5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8941776299351" table:style-name="ce7">
            <text:p>8.94178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9441718896423" table:style-name="ce7">
            <text:p>9.4417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5" table:style-name="ce6">
            <text:p>5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341816934711" table:style-name="ce7">
            <text:p>6.3418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9" table:style-name="ce6">
            <text:p>9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office:value-type="float" office:value="8441506778995" table:style-name="ce7">
            <text:p>8.44151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SND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Ahmedabad</text:p>
          </table:table-cell>
          <table:table-cell office:value-type="float" office:value="6441728461103" table:style-name="ce7">
            <text:p>6.44173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ZBW40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Jaipur</text:p>
          </table:table-cell>
          <table:table-cell office:value-type="float" office:value="7341925638720" table:style-name="ce7">
            <text:p>7.34193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11" table:style-name="ce6">
            <text:p>11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WLO0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Lucknow</text:p>
          </table:table-cell>
          <table:table-cell office:value-type="float" office:value="8241620895348" table:style-name="ce7">
            <text:p>8.2416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10" table:style-name="ce6">
            <text:p>10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XLR57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Surat</text:p>
          </table:table-cell>
          <table:table-cell office:value-type="float" office:value="6441716899480" table:style-name="ce7">
            <text:p>6.4417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3" table:style-name="ce6">
            <text:p>3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LQR95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andigarh</text:p>
          </table:table-cell>
          <table:table-cell office:value-type="float" office:value="8441516699480" table:style-name="ce7">
            <text:p>8.44152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3" table:style-name="ce6">
            <text:p>3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BXY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9442118787432" table:style-name="ce7">
            <text:p>9.44212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3" table:style-name="ce6">
            <text:p>3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MZT4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Indore</text:p>
          </table:table-cell>
          <table:table-cell office:value-type="float" office:value="6341416727461" table:style-name="ce7">
            <text:p>6.34142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4" table:style-name="ce6">
            <text:p>4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JHR89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hopal</text:p>
          </table:table-cell>
          <table:table-cell office:value-type="float" office:value="8241518766592" table:style-name="ce7">
            <text:p>8.2415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6" table:style-name="ce6">
            <text:p>6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QKT5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Vadodara</text:p>
          </table:table-cell>
          <table:table-cell office:value-type="float" office:value="7341928778414" table:style-name="ce7">
            <text:p>7.34193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9" table:style-name="ce6">
            <text:p>9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0" table:style-name="ce6">
            <text:p>17395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CWP11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gpur</text:p>
          </table:table-cell>
          <table:table-cell office:value-type="float" office:value="7541396729039" table:style-name="ce7">
            <text:p>7.5414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10" table:style-name="ce6">
            <text:p>10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1" table:style-name="ce6">
            <text:p>17395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HNF6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atna</text:p>
          </table:table-cell>
          <table:table-cell office:value-type="float" office:value="6141388290744" table:style-name="ce7">
            <text:p>6.14139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7" table:style-name="ce6">
            <text:p>7</text:p>
          </table:table-cell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2" table:style-name="ce6">
            <text:p>17395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PTU3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anpur</text:p>
          </table:table-cell>
          <table:table-cell office:value-type="float" office:value="8941776299352" table:style-name="ce7">
            <text:p>8.94178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3" table:style-name="ce6">
            <text:p>17395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DYS24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9441718896424" table:style-name="ce7">
            <text:p>9.4417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7" table:style-name="ce6">
            <text:p>7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4" table:style-name="ce6">
            <text:p>17395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FRA73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ew Delhi</text:p>
          </table:table-cell>
          <table:table-cell office:value-type="float" office:value="6341816934712" table:style-name="ce7">
            <text:p>6.3418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3" table:style-name="ce6">
            <text:p>3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5" table:style-name="ce6">
            <text:p>17395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TGV9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8441506778996" table:style-name="ce7">
            <text:p>8.44151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6" table:style-name="ce6">
            <text:p>17395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SND16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engaluru</text:p>
          </table:table-cell>
          <table:table-cell office:value-type="float" office:value="6441728461104" table:style-name="ce7">
            <text:p>6.44173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8" table:style-name="ce6">
            <text:p>8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7" table:style-name="ce6">
            <text:p>17395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ZBW41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7341925638721" table:style-name="ce7">
            <text:p>7.34193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7" table:style-name="ce6">
            <text:p>7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4">
          <table:table-cell office:value-type="string" table:style-name="ce5">
            <text:p>INV</text:p>
          </table:table-cell>
          <table:table-cell office:value-type="float" office:value="173958" table:style-name="ce6">
            <text:p>17395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WLO05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ennai</text:p>
          </table:table-cell>
          <table:table-cell office:value-type="float" office:value="8241620895349" table:style-name="ce7">
            <text:p>8.2416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9" table:style-name="ce6">
            <text:p>9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9" table:style-name="ce6">
            <text:p>17395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XLR58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441716899481" table:style-name="ce7">
            <text:p>6.4417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0" table:style-name="ce6">
            <text:p>17396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LQR9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8441516699481" table:style-name="ce7">
            <text:p>8.44152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4" table:style-name="ce6">
            <text:p>4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1" table:style-name="ce6">
            <text:p>17396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BXY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Ahmedabad</text:p>
          </table:table-cell>
          <table:table-cell office:value-type="float" office:value="9442118787433" table:style-name="ce7">
            <text:p>9.44212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2" table:style-name="ce6">
            <text:p>17396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MZT48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6341416727462" table:style-name="ce7">
            <text:p>6.34142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3" table:style-name="ce6">
            <text:p>17396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JHR90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8241518766593" table:style-name="ce7">
            <text:p>8.24152E+12</text:p>
          </table:table-cell>
          <table:table-cell office:value-type="string" table:style-name="ce6">
            <text:p>moto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8" table:style-name="ce6">
            <text:p>8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table-cell table:number-columns-repeated="2" table:style-name="ce6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3"/>
          <table:table-cell table:style-name="ce2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VLOO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Name of Sales</text:p>
          </table:table-cell>
          <table:table-cell office:value-type="string" table:style-name="ce9">
            <text:p>Customer_ID</text:p>
          </table:table-cell>
          <table:table-cell office:value-type="string" table:style-name="ce9">
            <text:p>Customer Name</text:p>
          </table:table-cell>
          <table:table-cell office:value-type="string" table:style-name="ce9">
            <text:p>Customer Type Name</text:p>
          </table:table-cell>
          <table:table-cell office:value-type="string" table:style-name="ce9">
            <text:p>Customer City</text:p>
          </table:table-cell>
          <table:table-cell table:style-name="ce1"/>
          <table:table-cell office:value-type="string" table:style-name="ce10">
            <text:p>FIND</text:p>
          </table:table-cell>
          <table:table-cell table:style-name="ce1"/>
          <table:table-cell office:value-type="string" table:style-name="ce11">
            <text:p>Dat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Mumbai" table:formula="of:=VLOOKUP([.J3];[.J1:.N10];5;FALSE())" table:style-name="ce1">
            <text:p>Mumbai</text:p>
          </table:table-cell>
          <table:table-cell office:value-type="string" office:string-value="Mumbai" table:formula="of:=HLOOKUP([.B15];[.J1:.N10];3;1)" table:style-name="ce1">
            <text:p>Mumbai</text:p>
          </table:table-cell>
          <table:table-cell table:number-columns-repeated="4" table:style-name="ce1"/>
          <table:table-cell office:value-type="string" table:style-name="ce5">
            <text:p>Priya</text:p>
          </table:table-cell>
          <table:table-cell office:value-type="float" office:value="1" table:formula="of:=FIND(&quot;Priya&quot;;[.J3])" table:style-name="ce5">
            <text:p>1</text:p>
          </table:table-cell>
          <table:table-cell office:value-type="date" office:date-value="2024-11-21T00:00:00" table:style-name="ce12">
            <text:p>21-11-2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Bengaluru" table:formula="of:=VLOOKUP([.J4];[.J1:.N10];5;FALSE())" table:style-name="ce1">
            <text:p>Bengaluru</text:p>
          </table:table-cell>
          <table:table-cell table:number-columns-repeated="4" table:style-name="ce1"/>
          <table:table-cell table:style-name="ce13"/>
          <table:table-cell office:value-type="string" table:style-name="ce5">
            <text:p>Pune</text:p>
          </table:table-cell>
          <table:table-cell office:value-type="float" office:value="5" table:formula="of:=FIND(&quot;De&quot;;[.N2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table:style-name="ce14"/>
          <table:table-cell table:number-columns-repeated="16376" table:style-name="ce1"/>
        </table:table-row>
        <table:table-row table:style-name="ro1">
          <table:table-cell/>
          <table:table-cell office:value-type="string" table:style-name="ce8">
            <text:p>HLOOKU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Name of Sales</text:p>
          </table:table-cell>
          <table:table-cell office:value-type="string" table:style-name="ce9">
            <text:p>Customer_ID</text:p>
          </table:table-cell>
          <table:table-cell office:value-type="string" table:style-name="ce9">
            <text:p>Customer Name</text:p>
          </table:table-cell>
          <table:table-cell office:value-type="string" table:style-name="ce9">
            <text:p>Customer Type Name</text:p>
          </table:table-cell>
          <table:table-cell office:value-type="string" table:style-name="ce9">
            <text:p>Customer City</text:p>
          </table:table-cell>
          <table:table-cell table:style-name="ce1"/>
          <table:table-cell office:value-type="string" table:style-name="ce15">
            <text:p>Search</text:p>
          </table:table-cell>
          <table:table-cell table:style-name="ce1"/>
          <table:table-cell office:value-type="string" table:style-name="ce16">
            <text:p>TI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office:string-value="New Delhi" table:formula="of:=VLOOKUP([.J2];[.J1:.N10];5;0)" table:content-validation-name="val1" table:style-name="ce1">
            <text:p>New Delhi</text:p>
          </table:table-cell>
          <table:table-cell office:value-type="string" office:string-value="New Delhi" table:formula="of:=HLOOKUP([.B20];[.J1:.N10];2;1)" table:style-name="ce1">
            <text:p>New Delhi</text:p>
          </table:table-cell>
          <table:table-cell table:number-columns-repeated="4" table:style-name="ce1"/>
          <table:table-cell office:value-type="string" table:style-name="ce5">
            <text:p>Mumbai</text:p>
          </table:table-cell>
          <table:table-cell office:value-type="float" office:value="4" table:formula="of:=SEARCH(&quot;g&quot;;[.N4])" table:style-name="ce5">
            <text:p>4</text:p>
          </table:table-cell>
          <table:table-cell office:value-type="time" office:time-value="PT8H51M51S" table:style-name="ce17">
            <text:p>08:51:5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Bengaluru</text:p>
          </table:table-cell>
          <table:table-cell office:value-type="string" office:string-value="Mumbai" table:formula="of:=HLOOKUP(&quot;Mumbai&quot;;[.J1:.N10];3;1)" table:style-name="ce1">
            <text:p>Mumbai</text:p>
          </table:table-cell>
          <table:table-cell table:number-columns-repeated="4" table:style-name="ce1"/>
          <table:table-cell office:value-type="string" table:style-name="ce18">
            <text:p>Bengaluru</text:p>
          </table:table-cell>
          <table:table-cell office:value-type="float" office:value="5" table:formula="of:=SEARCH(&quot;a&quot;;[.N4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Hyderabad</text:p>
          </table:table-cell>
          <table:table-cell office:value-type="float" office:value="3" table:formula="of:=SEARCH(&quot;d&quot;;[.H22])" table:style-name="ce5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0" table:style-name="ce1"/>
          <table:table-cell table:style-name="ce17"/>
          <table:table-cell table:number-columns-repeated="16372"/>
        </table:table-row>
        <table:table-row table:number-rows-repeated="1048553" table:style-name="ro1">
          <table:table-cell table:number-columns-repeated="16384"/>
        </table:table-row>
      </table:table>
      <table:table table:name="Sheet3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12" table:number-columns-repeated="16375" table:default-cell-style-name="ce1"/>
        <table:table-row table:style-name="ro5">
          <table:table-cell office:value-type="string" table:style-name="ce19">
            <text:p>Empno</text:p>
          </table:table-cell>
          <table:table-cell office:value-type="string" table:style-name="ce19">
            <text:p>Ename</text:p>
          </table:table-cell>
          <table:table-cell office:value-type="string" table:style-name="ce19">
            <text:p>Basic Pay (BP)</text:p>
          </table:table-cell>
          <table:table-cell office:value-type="string" table:style-name="ce19">
            <text:p>Travelling Allowance (TA)</text:p>
          </table:table-cell>
          <table:table-cell office:value-type="string" table:style-name="ce19">
            <text:p>Dearness Allowance (DA)</text:p>
          </table:table-cell>
          <table:table-cell office:value-type="string" table:style-name="ce19">
            <text:p>House Rent Allowance (HRA)</text:p>
          </table:table-cell>
          <table:table-cell office:value-type="string" table:style-name="ce19">
            <text:p>Income Tax (IT)</text:p>
          </table:table-cell>
          <table:table-cell office:value-type="string" table:style-name="ce19">
            <text:p>Provident Fund (PF)</text:p>
          </table:table-cell>
          <table:table-cell office:value-type="string" table:style-name="ce19">
            <text:p>Net Pay (NP)</text:p>
          </table:table-cell>
          <table:table-cell table:number-columns-repeated="16375"/>
        </table:table-row>
        <table:table-row table:style-name="ro1">
          <table:table-cell office:value-type="float" office:value="101" table:style-name="ce20">
            <text:p>101</text:p>
          </table:table-cell>
          <table:table-cell office:value-type="string" table:style-name="ce20">
            <text:p>John Doe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20">
            <text:p>Jane Smith</text:p>
          </table:table-cell>
          <table:table-cell office:value-type="float" office:value="32000" table:style-name="ce20">
            <text:p>32000</text:p>
          </table:table-cell>
          <table:table-cell office:value-type="float" office:value="5500" table:style-name="ce20">
            <text:p>5500</text:p>
          </table:table-cell>
          <table:table-cell office:value-type="float" office:value="4500" table:style-name="ce20">
            <text:p>45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8940" table:style-name="ce20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20">
            <text:p>Robert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500" table:style-name="ce20">
            <text:p>4500</text:p>
          </table:table-cell>
          <table:table-cell office:value-type="float" office:value="3500" table:style-name="ce20">
            <text:p>35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260" table:style-name="ce20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20">
            <text:p>Emily Clark</text:p>
          </table:table-cell>
          <table:table-cell office:value-type="float" office:value="35000" table:style-name="ce20">
            <text:p>35000</text:p>
          </table:table-cell>
          <table:table-cell office:value-type="float" office:value="6000" table:style-name="ce20">
            <text:p>6000</text:p>
          </table:table-cell>
          <table:table-cell office:value-type="float" office:value="5000" table:style-name="ce20">
            <text:p>5000</text:p>
          </table:table-cell>
          <table:table-cell office:value-type="float" office:value="3200" table:style-name="ce20">
            <text:p>3200</text:p>
          </table:table-cell>
          <table:table-cell office:value-type="float" office:value="1800" table:style-name="ce20">
            <text:p>1800</text:p>
          </table:table-cell>
          <table:table-cell office:value-type="float" office:value="2800" table:style-name="ce20">
            <text:p>2800</text:p>
          </table:table-cell>
          <table:table-cell office:value-type="float" office:value="42600" table:style-name="ce20">
            <text:p>42600</text:p>
          </table:table-cell>
          <table:table-cell table:number-columns-repeated="16375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20">
            <text:p>Michael Lee</text:p>
          </table:table-cell>
          <table:table-cell office:value-type="float" office:value="29000" table:style-name="ce20">
            <text:p>29000</text:p>
          </table:table-cell>
          <table:table-cell office:value-type="float" office:value="4700" table:style-name="ce20">
            <text:p>4700</text:p>
          </table:table-cell>
          <table:table-cell office:value-type="float" office:value="3700" table:style-name="ce20">
            <text:p>37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530" table:style-name="ce20">
            <text:p>34530</text:p>
          </table:table-cell>
          <table:table-cell table:number-columns-repeated="16375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20">
            <text:p>Sarah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20">
            <text:p>James Scott</text:p>
          </table:table-cell>
          <table:table-cell office:value-type="float" office:value="33000" table:style-name="ce20">
            <text:p>33000</text:p>
          </table:table-cell>
          <table:table-cell office:value-type="float" office:value="5400" table:style-name="ce20">
            <text:p>5400</text:p>
          </table:table-cell>
          <table:table-cell office:value-type="float" office:value="4200" table:style-name="ce20">
            <text:p>42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20">
            <text:p>Oliv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20">
            <text:p>William King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20">
            <text:p>Mia Walker</text:p>
          </table:table-cell>
          <table:table-cell office:value-type="float" office:value="26000" table:style-name="ce20">
            <text:p>26000</text:p>
          </table:table-cell>
          <table:table-cell office:value-type="float" office:value="4300" table:style-name="ce20">
            <text:p>4300</text:p>
          </table:table-cell>
          <table:table-cell office:value-type="float" office:value="3400" table:style-name="ce20">
            <text:p>3400</text:p>
          </table:table-cell>
          <table:table-cell office:value-type="float" office:value="2700" table:style-name="ce20">
            <text:p>2700</text:p>
          </table:table-cell>
          <table:table-cell office:value-type="float" office:value="1300" table:style-name="ce20">
            <text:p>1300</text:p>
          </table:table-cell>
          <table:table-cell office:value-type="float" office:value="2080" table:style-name="ce20">
            <text:p>2080</text:p>
          </table:table-cell>
          <table:table-cell office:value-type="float" office:value="31720" table:style-name="ce20">
            <text:p>31720</text:p>
          </table:table-cell>
          <table:table-cell table:number-columns-repeated="16375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20">
            <text:p>Daniel White</text:p>
          </table:table-cell>
          <table:table-cell office:value-type="float" office:value="37000" table:style-name="ce20">
            <text:p>37000</text:p>
          </table:table-cell>
          <table:table-cell office:value-type="float" office:value="6200" table:style-name="ce20">
            <text:p>6200</text:p>
          </table:table-cell>
          <table:table-cell office:value-type="float" office:value="5100" table:style-name="ce20">
            <text:p>5100</text:p>
          </table:table-cell>
          <table:table-cell office:value-type="float" office:value="3300" table:style-name="ce20">
            <text:p>3300</text:p>
          </table:table-cell>
          <table:table-cell office:value-type="float" office:value="1850" table:style-name="ce20">
            <text:p>1850</text:p>
          </table:table-cell>
          <table:table-cell office:value-type="float" office:value="2960" table:style-name="ce20">
            <text:p>2960</text:p>
          </table:table-cell>
          <table:table-cell office:value-type="float" office:value="44090" table:style-name="ce20">
            <text:p>44090</text:p>
          </table:table-cell>
          <table:table-cell table:number-columns-repeated="16375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20">
            <text:p>Grace Evans</text:p>
          </table:table-cell>
          <table:table-cell office:value-type="float" office:value="32000" table:style-name="ce20">
            <text:p>32000</text:p>
          </table:table-cell>
          <table:table-cell office:value-type="float" office:value="5500" table:style-name="ce20">
            <text:p>5500</text:p>
          </table:table-cell>
          <table:table-cell office:value-type="float" office:value="4500" table:style-name="ce20">
            <text:p>45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8940" table:style-name="ce20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20">
            <text:p>Thomas Lee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20">
            <text:p>Rachel Green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20">
            <text:p>Alexander Hunt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20">
            <text:p>Natalie Brown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20">
            <text:p>Samuel Clark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20">
            <text:p>Zoe Wilson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20">
            <text:p>Ethan Davis</text:p>
          </table:table-cell>
          <table:table-cell office:value-type="float" office:value="25000" table:style-name="ce20">
            <text:p>25000</text:p>
          </table:table-cell>
          <table:table-cell office:value-type="float" office:value="4200" table:style-name="ce20">
            <text:p>4200</text:p>
          </table:table-cell>
          <table:table-cell office:value-type="float" office:value="3300" table:style-name="ce20">
            <text:p>3300</text:p>
          </table:table-cell>
          <table:table-cell office:value-type="float" office:value="2600" table:style-name="ce20">
            <text:p>2600</text:p>
          </table:table-cell>
          <table:table-cell office:value-type="float" office:value="1250" table:style-name="ce20">
            <text:p>1250</text:p>
          </table:table-cell>
          <table:table-cell office:value-type="float" office:value="2000" table:style-name="ce20">
            <text:p>2000</text:p>
          </table:table-cell>
          <table:table-cell office:value-type="float" office:value="30850" table:style-name="ce20">
            <text:p>30850</text:p>
          </table:table-cell>
          <table:table-cell table:number-columns-repeated="16375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20">
            <text:p>Henry Adam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630" table:style-name="ce20">
            <text:p>38630</text:p>
          </table:table-cell>
          <table:table-cell table:number-columns-repeated="16375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20">
            <text:p>Jack Martin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20">
            <text:p>Charlotte King</text:p>
          </table:table-cell>
          <table:table-cell office:value-type="float" office:value="32000" table:style-name="ce20">
            <text:p>32000</text:p>
          </table:table-cell>
          <table:table-cell office:value-type="float" office:value="5300" table:style-name="ce20">
            <text:p>5300</text:p>
          </table:table-cell>
          <table:table-cell office:value-type="float" office:value="4200" table:style-name="ce20">
            <text:p>42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840" table:style-name="ce20">
            <text:p>37840</text:p>
          </table:table-cell>
          <table:table-cell table:number-columns-repeated="16375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20">
            <text:p>Lucas Scott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20">
            <text:p>Soph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20">
            <text:p>Michael Thomas</text:p>
          </table:table-cell>
          <table:table-cell office:value-type="float" office:value="35000" table:style-name="ce20">
            <text:p>35000</text:p>
          </table:table-cell>
          <table:table-cell office:value-type="float" office:value="5700" table:style-name="ce20">
            <text:p>5700</text:p>
          </table:table-cell>
          <table:table-cell office:value-type="float" office:value="4500" table:style-name="ce20">
            <text:p>4500</text:p>
          </table:table-cell>
          <table:table-cell office:value-type="float" office:value="3200" table:style-name="ce20">
            <text:p>3200</text:p>
          </table:table-cell>
          <table:table-cell office:value-type="float" office:value="1750" table:style-name="ce20">
            <text:p>1750</text:p>
          </table:table-cell>
          <table:table-cell office:value-type="float" office:value="2800" table:style-name="ce20">
            <text:p>2800</text:p>
          </table:table-cell>
          <table:table-cell office:value-type="float" office:value="39750" table:style-name="ce20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20">
            <text:p>Emily White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20">
            <text:p>Daniel Black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20">
            <text:p>Olivia Green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20">
            <text:p>Jack Turner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20">
            <text:p>Ava Wilson</text:p>
          </table:table-cell>
          <table:table-cell office:value-type="float" office:value="27000" table:style-name="ce20">
            <text:p>27000</text:p>
          </table:table-cell>
          <table:table-cell office:value-type="float" office:value="4400" table:style-name="ce20">
            <text:p>4400</text:p>
          </table:table-cell>
          <table:table-cell office:value-type="float" office:value="3500" table:style-name="ce20">
            <text:p>3500</text:p>
          </table:table-cell>
          <table:table-cell office:value-type="float" office:value="2700" table:style-name="ce20">
            <text:p>2700</text:p>
          </table:table-cell>
          <table:table-cell office:value-type="float" office:value="1350" table:style-name="ce20">
            <text:p>1350</text:p>
          </table:table-cell>
          <table:table-cell office:value-type="float" office:value="2160" table:style-name="ce20">
            <text:p>2160</text:p>
          </table:table-cell>
          <table:table-cell office:value-type="float" office:value="32290" table:style-name="ce20">
            <text:p>32290</text:p>
          </table:table-cell>
          <table:table-cell table:number-columns-repeated="16375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20">
            <text:p>Benjamin Lee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20">
            <text:p>Grace Adam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20">
            <text:p>Isaac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500" table:style-name="ce20">
            <text:p>4500</text:p>
          </table:table-cell>
          <table:table-cell office:value-type="float" office:value="3500" table:style-name="ce20">
            <text:p>35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260" table:style-name="ce20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20">
            <text:p>Mia White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20">
            <text:p>William Turner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20">
            <text:p>Sarah Evans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20">
            <text:p>Lucas King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20">
            <text:p>Thomas Harris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20">
            <text:p>Charlotte Lee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20">
            <text:p>Ethan Scott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20">
            <text:p>Sophia Davi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20">
            <text:p>Robert Green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20">
            <text:p>Jack White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20">
            <text:p>Emily Adams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20">
            <text:p>Michael King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20">
            <text:p>Ava Clark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20">
            <text:p>Samuel White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20">
            <text:p>Benjamin Black</text:p>
          </table:table-cell>
          <table:table-cell office:value-type="float" office:value="35000" table:style-name="ce20">
            <text:p>35000</text:p>
          </table:table-cell>
          <table:table-cell office:value-type="float" office:value="5700" table:style-name="ce20">
            <text:p>5700</text:p>
          </table:table-cell>
          <table:table-cell office:value-type="float" office:value="4500" table:style-name="ce20">
            <text:p>4500</text:p>
          </table:table-cell>
          <table:table-cell office:value-type="float" office:value="3200" table:style-name="ce20">
            <text:p>3200</text:p>
          </table:table-cell>
          <table:table-cell office:value-type="float" office:value="1750" table:style-name="ce20">
            <text:p>1750</text:p>
          </table:table-cell>
          <table:table-cell office:value-type="float" office:value="2800" table:style-name="ce20">
            <text:p>2800</text:p>
          </table:table-cell>
          <table:table-cell office:value-type="float" office:value="39750" table:style-name="ce20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20">
            <text:p>Lily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20">
            <text:p>David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number-rows-repeated="1048525" table:style-name="ro1">
          <table:table-cell table:number-columns-repeated="16384"/>
        </table:table-row>
      </table:table>
      <table:table table:name="Sheet4" table:style-name="ta3">
        <table:table-column table:style-name="co23" table:default-cell-style-name="ce1"/>
        <table:table-column table:style-name="co27" table:default-cell-style-name="ce1"/>
        <table:table-column table:style-name="co17" table:default-cell-style-name="ce1"/>
        <table:table-column table:style-name="co13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28" table:default-cell-style-name="ce1"/>
        <table:table-column table:style-name="co12" table:default-cell-style-name="ce1"/>
        <table:table-column table:style-name="co7" table:default-cell-style-name="ce1"/>
        <table:table-column table:style-name="co12" table:default-cell-style-name="ce1"/>
        <table:table-column table:style-name="co31" table:default-cell-style-name="ce1"/>
        <table:table-column table:style-name="co12" table:number-columns-repeated="16371" table:default-cell-style-name="ce1"/>
        <table:table-row table:style-name="ro5">
          <table:table-cell office:value-type="string" table:style-name="ce25">
            <text:p>Empno</text:p>
          </table:table-cell>
          <table:table-cell office:value-type="string" table:style-name="ce25">
            <text:p>Ename</text:p>
          </table:table-cell>
          <table:table-cell office:value-type="string" table:style-name="ce25">
            <text:p>Basic Pay (BP)</text:p>
          </table:table-cell>
          <table:table-cell office:value-type="string" table:style-name="ce27">
            <text:p>Travelling Allowance (TA)</text:p>
          </table:table-cell>
          <table:table-cell office:value-type="string" table:style-name="ce25">
            <text:p>Dearness Allowance (DA)</text:p>
          </table:table-cell>
          <table:table-cell office:value-type="string" table:style-name="ce25">
            <text:p>House Rent Allowance (HRA)<text:s/></text:p>
          </table:table-cell>
          <table:table-cell office:value-type="string" table:style-name="ce32">
            <text:p>House Rent Paid- 10% (HRA)<text:s/></text:p>
          </table:table-cell>
          <table:table-cell office:value-type="string" table:style-name="ce19">
            <text:p>Provident Fund (PF)</text:p>
          </table:table-cell>
          <table:table-cell office:value-type="string" table:style-name="ce19">
            <text:p>Net Pay (NP)</text:p>
          </table:table-cell>
          <table:table-cell table:number-columns-repeated="16375" table:style-name="ce1"/>
        </table:table-row>
        <table:table-row table:style-name="ro6">
          <table:table-cell office:value-type="float" office:value="101" table:style-name="ce20">
            <text:p>101</text:p>
          </table:table-cell>
          <table:table-cell office:value-type="string" table:style-name="ce20">
            <text:p>John Doe</text:p>
          </table:table-cell>
          <table:table-cell office:value-type="float" office:value="30000" table:style-name="ce20">
            <text:p>30000</text:p>
          </table:table-cell>
          <table:table-cell office:value-type="float" office:value="6000" table:formula="of:=IF([.C2]&gt;=20000;[.C2]*20%;IF([.C2]&gt;=15000;[.C2]*15%;[.C2]*10%))" table:style-name="ce28">
            <text:p>6000</text:p>
          </table:table-cell>
          <table:table-cell office:value-type="float" office:value="15000" table:formula="of:=[.C2]*50%" table:style-name="ce5">
            <text:p>15000</text:p>
          </table:table-cell>
          <table:table-cell office:value-type="float" office:value="12000" table:formula="of:=[.C2]*40%" table:style-name="ce22">
            <text:p>12000</text:p>
          </table:table-cell>
          <table:table-cell office:value-type="float" office:value="1200" table:formula="of:=[.F2]*10%" table:style-name="ce22">
            <text:p>1200</text:p>
          </table:table-cell>
          <table:table-cell table:number-columns-repeated="16377" table:style-name="ce1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20">
            <text:p>Jane Smith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3]&gt;=20000;[.C3]*20%;IF([.C3]&gt;=15000;[.C3]*15%;[.C3]*10%))" table:style-name="ce28">
            <text:p>6400</text:p>
          </table:table-cell>
          <table:table-cell office:value-type="float" office:value="16000" table:formula="of:=[.C3]*50%" table:style-name="ce5">
            <text:p>16000</text:p>
          </table:table-cell>
          <table:table-cell office:value-type="float" office:value="12800" table:formula="of:=[.C3]*40%" table:style-name="ce22">
            <text:p>12800</text:p>
          </table:table-cell>
          <table:table-cell office:value-type="float" office:value="1280" table:formula="of:=[.F3]*10%" table:style-name="ce22">
            <text:p>1280</text:p>
          </table:table-cell>
          <table:table-cell table:number-columns-repeated="16377" table:style-name="ce1"/>
        </table:table-row>
        <table:table-row table:style-name="ro7">
          <table:table-cell office:value-type="float" office:value="103" table:style-name="ce20">
            <text:p>103</text:p>
          </table:table-cell>
          <table:table-cell office:value-type="string" table:style-name="ce20">
            <text:p>Robert Brown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4]&gt;=20000;[.C4]*20%;IF([.C4]&gt;=15000;[.C4]*15%;[.C4]*10%))" table:style-name="ce28">
            <text:p>5600</text:p>
          </table:table-cell>
          <table:table-cell office:value-type="float" office:value="14000" table:formula="of:=[.C4]*50%" table:style-name="ce5">
            <text:p>14000</text:p>
          </table:table-cell>
          <table:table-cell office:value-type="float" office:value="11200" table:formula="of:=[.C4]*40%" table:style-name="ce22">
            <text:p>11200</text:p>
          </table:table-cell>
          <table:table-cell office:value-type="float" office:value="1120" table:formula="of:=[.F4]*10%" table:style-name="ce22">
            <text:p>1120</text:p>
          </table:table-cell>
          <table:table-cell table:number-columns-repeated="3" table:style-name="ce1"/>
          <table:table-cell office:value-type="string" table:style-name="ce19">
            <text:p>Basic Pay (BP)</text:p>
          </table:table-cell>
          <table:table-cell office:value-type="string" table:style-name="ce21">
            <text:p>SUM</text:p>
          </table:table-cell>
          <table:table-cell office:value-type="float" office:value="584000" table:formula="of:=SUM([.C2:.C20])" table:style-name="ce24">
            <text:p>584000</text:p>
          </table:table-cell>
          <table:table-cell table:number-columns-repeated="16371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20">
            <text:p>Emily Clark</text:p>
          </table:table-cell>
          <table:table-cell office:value-type="float" office:value="35000" table:style-name="ce26">
            <text:p>35000</text:p>
          </table:table-cell>
          <table:table-cell office:value-type="float" office:value="7000" table:formula="of:=IF([.C5]&gt;=20000;[.C5]*20%;IF([.C5]&gt;=15000;[.C5]*15%;[.C5]*10%))" table:style-name="ce28">
            <text:p>7000</text:p>
          </table:table-cell>
          <table:table-cell office:value-type="float" office:value="17500" table:formula="of:=[.C5]*50%" table:style-name="ce5">
            <text:p>17500</text:p>
          </table:table-cell>
          <table:table-cell office:value-type="float" office:value="14000" table:formula="of:=[.C5]*40%" table:style-name="ce22">
            <text:p>14000</text:p>
          </table:table-cell>
          <table:table-cell office:value-type="float" office:value="1400" table:formula="of:=[.F5]*10%" table:style-name="ce22">
            <text:p>1400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42708in" svg:y="0.17708in" svg:width="4.19792in" svg:height="1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20">
            <text:p>Michael Lee</text:p>
          </table:table-cell>
          <table:table-cell office:value-type="float" office:value="29000" table:style-name="ce20">
            <text:p>29000</text:p>
          </table:table-cell>
          <table:table-cell office:value-type="float" office:value="5800" table:formula="of:=IF([.C6]&gt;=20000;[.C6]*20%;IF([.C6]&gt;=15000;[.C6]*15%;[.C6]*10%))" table:style-name="ce28">
            <text:p>5800</text:p>
          </table:table-cell>
          <table:table-cell office:value-type="float" office:value="14500" table:formula="of:=[.C6]*50%" table:style-name="ce5">
            <text:p>14500</text:p>
          </table:table-cell>
          <table:table-cell office:value-type="float" office:value="11600" table:formula="of:=[.C6]*40%" table:style-name="ce22">
            <text:p>11600</text:p>
          </table:table-cell>
          <table:table-cell office:value-type="float" office:value="1160" table:formula="of:=[.F6]*10%" table:style-name="ce22">
            <text:p>1160</text:p>
          </table:table-cell>
          <table:table-cell table:number-columns-repeated="16377" table:style-name="ce1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20">
            <text:p>Sarah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6200" table:formula="of:=IF([.C7]&gt;=20000;[.C7]*20%;IF([.C7]&gt;=15000;[.C7]*15%;[.C7]*10%))" table:style-name="ce28">
            <text:p>6200</text:p>
          </table:table-cell>
          <table:table-cell office:value-type="float" office:value="15500" table:formula="of:=[.C7]*50%" table:style-name="ce5">
            <text:p>15500</text:p>
          </table:table-cell>
          <table:table-cell office:value-type="float" office:value="12400" table:formula="of:=[.C7]*40%" table:style-name="ce22">
            <text:p>12400</text:p>
          </table:table-cell>
          <table:table-cell office:value-type="float" office:value="1240" table:formula="of:=[.F7]*10%" table:style-name="ce22">
            <text:p>1240</text:p>
          </table:table-cell>
          <table:table-cell table:number-columns-repeated="16377" table:style-name="ce1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20">
            <text:p>James Scott</text:p>
          </table:table-cell>
          <table:table-cell office:value-type="float" office:value="33000" table:style-name="ce20">
            <text:p>33000</text:p>
          </table:table-cell>
          <table:table-cell office:value-type="float" office:value="6600" table:formula="of:=IF([.C8]&gt;=20000;[.C8]*20%;IF([.C8]&gt;=15000;[.C8]*15%;[.C8]*10%))" table:style-name="ce28">
            <text:p>6600</text:p>
          </table:table-cell>
          <table:table-cell office:value-type="float" office:value="16500" table:formula="of:=[.C8]*50%" table:style-name="ce5">
            <text:p>16500</text:p>
          </table:table-cell>
          <table:table-cell office:value-type="float" office:value="13200" table:formula="of:=[.C8]*40%" table:style-name="ce22">
            <text:p>13200</text:p>
          </table:table-cell>
          <table:table-cell office:value-type="float" office:value="1320" table:formula="of:=[.F8]*10%" table:style-name="ce22">
            <text:p>1320</text:p>
          </table:table-cell>
          <table:table-cell table:number-columns-repeated="16377" table:style-name="ce1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20">
            <text:p>Oliv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6800" table:formula="of:=IF([.C9]&gt;=20000;[.C9]*20%;IF([.C9]&gt;=15000;[.C9]*15%;[.C9]*10%))" table:style-name="ce28">
            <text:p>6800</text:p>
          </table:table-cell>
          <table:table-cell office:value-type="float" office:value="17000" table:formula="of:=[.C9]*50%" table:style-name="ce5">
            <text:p>17000</text:p>
          </table:table-cell>
          <table:table-cell office:value-type="float" office:value="13600" table:formula="of:=[.C9]*40%" table:style-name="ce22">
            <text:p>13600</text:p>
          </table:table-cell>
          <table:table-cell office:value-type="float" office:value="1360" table:formula="of:=[.F9]*10%" table:style-name="ce22">
            <text:p>1360</text:p>
          </table:table-cell>
          <table:table-cell table:number-columns-repeated="16377" table:style-name="ce1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20">
            <text:p>William King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10]&gt;=20000;[.C10]*20%;IF([.C10]&gt;=15000;[.C10]*15%;[.C10]*10%))" table:style-name="ce28">
            <text:p>5600</text:p>
          </table:table-cell>
          <table:table-cell office:value-type="float" office:value="14000" table:formula="of:=[.C10]*50%" table:style-name="ce5">
            <text:p>14000</text:p>
          </table:table-cell>
          <table:table-cell office:value-type="float" office:value="11200" table:formula="of:=[.C10]*40%" table:style-name="ce22">
            <text:p>11200</text:p>
          </table:table-cell>
          <table:table-cell office:value-type="float" office:value="1120" table:formula="of:=[.F10]*10%" table:style-name="ce22">
            <text:p>1120</text:p>
          </table:table-cell>
          <table:table-cell table:number-columns-repeated="16377" table:style-name="ce1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20">
            <text:p>Mia Walker</text:p>
          </table:table-cell>
          <table:table-cell office:value-type="float" office:value="26000" table:style-name="ce20">
            <text:p>26000</text:p>
          </table:table-cell>
          <table:table-cell office:value-type="float" office:value="5200" table:formula="of:=IF([.C11]&gt;=20000;[.C11]*20%;IF([.C11]&gt;=15000;[.C11]*15%;[.C11]*10%))" table:style-name="ce28">
            <text:p>5200</text:p>
          </table:table-cell>
          <table:table-cell office:value-type="float" office:value="13000" table:formula="of:=[.C11]*50%" table:style-name="ce5">
            <text:p>13000</text:p>
          </table:table-cell>
          <table:table-cell office:value-type="float" office:value="10400" table:formula="of:=[.C11]*40%" table:style-name="ce22">
            <text:p>10400</text:p>
          </table:table-cell>
          <table:table-cell office:value-type="float" office:value="1040" table:formula="of:=[.F11]*10%" table:style-name="ce22">
            <text:p>1040</text:p>
          </table:table-cell>
          <table:table-cell table:number-columns-repeated="16377" table:style-name="ce1"/>
        </table:table-row>
        <table:table-row table:style-name="ro6">
          <table:table-cell office:value-type="float" office:value="111" table:style-name="ce20">
            <text:p>111</text:p>
          </table:table-cell>
          <table:table-cell office:value-type="string" table:style-name="ce20">
            <text:p>Daniel White</text:p>
          </table:table-cell>
          <table:table-cell office:value-type="float" office:value="37000" table:style-name="ce20">
            <text:p>37000</text:p>
          </table:table-cell>
          <table:table-cell office:value-type="float" office:value="7400" table:formula="of:=IF([.C12]&gt;=20000;[.C12]*20%;IF([.C12]&gt;=15000;[.C12]*15%;[.C12]*10%))" table:style-name="ce28">
            <text:p>7400</text:p>
          </table:table-cell>
          <table:table-cell office:value-type="float" office:value="18500" table:formula="of:=[.C12]*50%" table:style-name="ce5">
            <text:p>18500</text:p>
          </table:table-cell>
          <table:table-cell office:value-type="float" office:value="14800" table:formula="of:=[.C12]*40%" table:style-name="ce22">
            <text:p>14800</text:p>
          </table:table-cell>
          <table:table-cell office:value-type="float" office:value="1480" table:formula="of:=[.F12]*10%" table:style-name="ce22">
            <text:p>1480</text:p>
          </table:table-cell>
          <table:table-cell table:number-columns-repeated="16377" table:style-name="ce1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20">
            <text:p>Grace Evans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13]&gt;=20000;[.C13]*20%;IF([.C13]&gt;=15000;[.C13]*15%;[.C13]*10%))" table:style-name="ce28">
            <text:p>6400</text:p>
          </table:table-cell>
          <table:table-cell office:value-type="float" office:value="16000" table:formula="of:=[.C13]*50%" table:style-name="ce5">
            <text:p>16000</text:p>
          </table:table-cell>
          <table:table-cell office:value-type="float" office:value="12800" table:formula="of:=[.C13]*40%" table:style-name="ce22">
            <text:p>12800</text:p>
          </table:table-cell>
          <table:table-cell office:value-type="float" office:value="1280" table:formula="of:=[.F13]*10%" table:style-name="ce22">
            <text:p>1280</text:p>
          </table:table-cell>
          <table:table-cell table:number-columns-repeated="16377" table:style-name="ce1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20">
            <text:p>Thomas Lee</text:p>
          </table:table-cell>
          <table:table-cell office:value-type="float" office:value="29000" table:style-name="ce20">
            <text:p>29000</text:p>
          </table:table-cell>
          <table:table-cell office:value-type="float" office:value="5800" table:formula="of:=IF([.C14]&gt;=20000;[.C14]*20%;IF([.C14]&gt;=15000;[.C14]*15%;[.C14]*10%))" table:style-name="ce28">
            <text:p>5800</text:p>
          </table:table-cell>
          <table:table-cell office:value-type="float" office:value="14500" table:formula="of:=[.C14]*50%" table:style-name="ce5">
            <text:p>14500</text:p>
          </table:table-cell>
          <table:table-cell office:value-type="float" office:value="11600" table:formula="of:=[.C14]*40%" table:style-name="ce22">
            <text:p>11600</text:p>
          </table:table-cell>
          <table:table-cell office:value-type="float" office:value="1160" table:formula="of:=[.F14]*10%" table:style-name="ce22">
            <text:p>1160</text:p>
          </table:table-cell>
          <table:table-cell table:number-columns-repeated="16377" table:style-name="ce1"/>
        </table:table-row>
        <table:table-row table:style-name="ro2">
          <table:table-cell office:value-type="float" office:value="114" table:style-name="ce20">
            <text:p>114</text:p>
          </table:table-cell>
          <table:table-cell office:value-type="string" table:style-name="ce20">
            <text:p>Rachel Green</text:p>
          </table:table-cell>
          <table:table-cell office:value-type="float" office:value="30000" table:style-name="ce20">
            <text:p>30000</text:p>
          </table:table-cell>
          <table:table-cell office:value-type="float" office:value="6000" table:formula="of:=IF([.C15]&gt;=20000;[.C15]*20%;IF([.C15]&gt;=15000;[.C15]*15%;[.C15]*10%))" table:style-name="ce28">
            <text:p>6000</text:p>
          </table:table-cell>
          <table:table-cell office:value-type="float" office:value="15000" table:formula="of:=[.C15]*50%" table:style-name="ce5">
            <text:p>15000</text:p>
          </table:table-cell>
          <table:table-cell office:value-type="float" office:value="12000" table:formula="of:=[.C15]*40%" table:style-name="ce22">
            <text:p>12000</text:p>
          </table:table-cell>
          <table:table-cell office:value-type="float" office:value="1200" table:formula="of:=[.F15]*10%" table:style-name="ce22">
            <text:p>1200</text:p>
          </table:table-cell>
          <table:table-cell table:number-columns-repeated="3" table:style-name="ce1"/>
          <table:table-cell office:value-type="string" table:style-name="ce30">
            <text:p>Dearness Allowance (DA)</text:p>
          </table:table-cell>
          <table:table-cell office:value-type="string" table:style-name="ce21">
            <text:p>SUM</text:p>
          </table:table-cell>
          <table:table-cell office:value-type="float" office:value="292000" table:formula="of:=SUM([.E2:.E20])" table:style-name="ce23">
            <text:p>292000</text:p>
          </table:table-cell>
          <table:table-cell table:number-columns-repeated="16371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20">
            <text:p>Alexander Hunt</text:p>
          </table:table-cell>
          <table:table-cell office:value-type="float" office:value="34000" table:style-name="ce20">
            <text:p>34000</text:p>
          </table:table-cell>
          <table:table-cell office:value-type="float" office:value="6800" table:formula="of:=IF([.C16]&gt;=20000;[.C16]*20%;IF([.C16]&gt;=15000;[.C16]*15%;[.C16]*10%))" table:style-name="ce28">
            <text:p>6800</text:p>
          </table:table-cell>
          <table:table-cell office:value-type="float" office:value="17000" table:formula="of:=[.C16]*50%" table:style-name="ce5">
            <text:p>17000</text:p>
          </table:table-cell>
          <table:table-cell office:value-type="float" office:value="13600" table:formula="of:=[.C16]*40%" table:style-name="ce22">
            <text:p>13600</text:p>
          </table:table-cell>
          <table:table-cell office:value-type="float" office:value="1360" table:formula="of:=[.F16]*10%" table:style-name="ce22">
            <text:p>1360</text:p>
          </table:table-cell>
          <table:table-cell table:number-columns-repeated="16377" table:style-name="ce1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20">
            <text:p>Natalie Brown</text:p>
          </table:table-cell>
          <table:table-cell office:value-type="float" office:value="31000" table:style-name="ce20">
            <text:p>31000</text:p>
          </table:table-cell>
          <table:table-cell office:value-type="float" office:value="6200" table:formula="of:=IF([.C17]&gt;=20000;[.C17]*20%;IF([.C17]&gt;=15000;[.C17]*15%;[.C17]*10%))" table:style-name="ce28">
            <text:p>6200</text:p>
          </table:table-cell>
          <table:table-cell office:value-type="float" office:value="15500" table:formula="of:=[.C17]*50%" table:style-name="ce5">
            <text:p>15500</text:p>
          </table:table-cell>
          <table:table-cell office:value-type="float" office:value="12400" table:formula="of:=[.C17]*40%" table:style-name="ce22">
            <text:p>12400</text:p>
          </table:table-cell>
          <table:table-cell office:value-type="float" office:value="1240" table:formula="of:=[.F17]*10%" table:style-name="ce22">
            <text:p>1240</text:p>
          </table:table-cell>
          <table:table-cell table:number-columns-repeated="2" table:style-name="ce1"/>
          <table:table-cell table:style-name="ce1">
            <draw:frame draw:z-index="2" draw:id="id1" draw:style-name="a1" draw:name="Chart 4" svg:x="0.26042in" svg:y="0.15104in" svg:width="4.28125in" svg:height="1.03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20">
            <text:p>Samuel Clark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18]&gt;=20000;[.C18]*20%;IF([.C18]&gt;=15000;[.C18]*15%;[.C18]*10%))" table:style-name="ce28">
            <text:p>6400</text:p>
          </table:table-cell>
          <table:table-cell office:value-type="float" office:value="16000" table:formula="of:=[.C18]*50%" table:style-name="ce5">
            <text:p>16000</text:p>
          </table:table-cell>
          <table:table-cell office:value-type="float" office:value="12800" table:formula="of:=[.C18]*40%" table:style-name="ce22">
            <text:p>12800</text:p>
          </table:table-cell>
          <table:table-cell office:value-type="float" office:value="1280" table:formula="of:=[.F18]*10%" table:style-name="ce22">
            <text:p>1280</text:p>
          </table:table-cell>
          <table:table-cell table:number-columns-repeated="16377" table:style-name="ce1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20">
            <text:p>Zoe Wilson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19]&gt;=20000;[.C19]*20%;IF([.C19]&gt;=15000;[.C19]*15%;[.C19]*10%))" table:style-name="ce28">
            <text:p>5600</text:p>
          </table:table-cell>
          <table:table-cell office:value-type="float" office:value="14000" table:formula="of:=[.C19]*50%" table:style-name="ce5">
            <text:p>14000</text:p>
          </table:table-cell>
          <table:table-cell office:value-type="float" office:value="11200" table:formula="of:=[.C19]*40%" table:style-name="ce22">
            <text:p>11200</text:p>
          </table:table-cell>
          <table:table-cell office:value-type="float" office:value="1120" table:formula="of:=[.F19]*10%" table:style-name="ce22">
            <text:p>1120</text:p>
          </table:table-cell>
          <table:table-cell table:number-columns-repeated="16377" table:style-name="ce1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20">
            <text:p>Ethan Davis</text:p>
          </table:table-cell>
          <table:table-cell office:value-type="float" office:value="25000" table:style-name="ce20">
            <text:p>25000</text:p>
          </table:table-cell>
          <table:table-cell office:value-type="float" office:value="5000" table:formula="of:=IF([.C20]&gt;=20000;[.C20]*20%;IF([.C20]&gt;=15000;[.C20]*15%;[.C20]*10%))" table:style-name="ce28">
            <text:p>5000</text:p>
          </table:table-cell>
          <table:table-cell office:value-type="float" office:value="12500" table:formula="of:=[.C20]*50%" table:style-name="ce5">
            <text:p>12500</text:p>
          </table:table-cell>
          <table:table-cell office:value-type="float" office:value="10000" table:formula="of:=[.C20]*40%" table:style-name="ce22">
            <text:p>10000</text:p>
          </table:table-cell>
          <table:table-cell office:value-type="float" office:value="1000" table:formula="of:=[.F20]*10%" table:style-name="ce22">
            <text:p>1000</text:p>
          </table:table-cell>
          <table:table-cell table:number-columns-repeated="16377" table:style-name="ce1"/>
        </table:table-row>
        <table:table-row table:number-rows-repeated="6" table:style-name="ro1">
          <table:table-cell table:number-columns-repeated="3" table:style-name="ce1"/>
          <table:table-cell table:style-name="ce29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table:style-name="ce29"/>
          <table:table-cell table:number-columns-repeated="6" table:style-name="ce1"/>
          <table:table-cell office:value-type="string" table:style-name="ce31">
            <text:p>House Rent Allowance (HRA)</text:p>
          </table:table-cell>
          <table:table-cell office:value-type="string" table:style-name="ce21">
            <text:p>SUM</text:p>
          </table:table-cell>
          <table:table-cell office:value-type="float" office:value="233600" table:formula="of:=SUM([.F2:.F20])" table:style-name="ce23">
            <text:p>233600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9"/>
          <table:table-cell table:number-columns-repeated="16380"/>
        </table:table-row>
        <table:table-row table:style-name="ro1">
          <table:table-cell table:number-columns-repeated="3"/>
          <table:table-cell table:style-name="ce29"/>
          <table:table-cell table:number-columns-repeated="5"/>
          <table:table-cell table:style-name="ce1">
            <draw:frame draw:z-index="3" draw:id="id2" draw:style-name="a2" draw:name="Chart 5" svg:x="0.19792in" svg:y="0in" svg:width="3.39583in" svg:height="2.4270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47" table:style-name="ro1">
          <table:table-cell table:number-columns-repeated="3"/>
          <table:table-cell table:style-name="ce29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ACTICE</meta:initial-creator>
    <dc:creator>PRACTICE</dc:creator>
    <meta:creation-date>2024-11-07T08:51:01Z</meta:creation-date>
    <dc:date>2024-12-19T04:11:43Z</dc:date>
    <meta:editing-cycles>14</meta:editing-cycles>
    <meta:editing-duration>PT4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6.5pt" svg:width="302.2500787401575pt" chart:style-name="Crt0">
        <chart:title chart:style-name="CT00">
          <text:p text:style-name="a0" text:class-names="" text:cond-style-name="">SUM</text:p>
        </chart:title>
        <chart:plot-area svg:x="0.0pt" svg:y="8.001889763779527pt" svg:width="289.4561417322835pt" svg:height="68.49811023622047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4.$L$4" chart:values-cell-range-address="Sheet4.$M$4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4.62503937007874pt" svg:width="308.25pt" chart:style-name="Crt0">
        <chart:title chart:style-name="CT00">
          <text:p text:style-name="a0" text:class-names="" text:cond-style-name="">Dearness Allowance (DA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4.$E$1" chart:values-cell-range-address="Sheet4.$E$2:.$E$32" chart:class="chart:bar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" chart:solid-type="cuboid"/>
      <style:graphic-properties draw:fill="solid" draw:fill-color="#5b9bd5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2" chart:angle-offset="0" chart:auto-position="false"/>
      <style:graphic-properties draw:fill="none" draw:stroke="none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</office:automatic-styles>
  <office:body>
    <office:chart>
      <chart:chart chart:class="chart:circle" svg:height="174.75pt" svg:width="244.5pt" chart:style-name="Crt0">
        <chart:title chart:style-name="CT00">
          <text:p text:style-name="a0" text:class-names="" text:cond-style-name="">House Rent Allowance (HRA)<text:s text:c="1"/></text:p>
        </chart:title>
        <chart:legend chart:legend-position="bottom" chart:legend-align="center" chart:style-name="Lgnd"/>
        <chart:plot-area svg:x="79.09629921259842pt" svg:y="27.18346456692914pt" svg:width="75.97173228346456pt" svg:height="95.14299212598425pt" chart:style-name="Plt0">
          <chart:axis chart:dimension="x"/>
          <chart:axis chart:dimension="y"/>
          <chart:series chart:label-cell-address="Sheet4.$F$1" chart:values-cell-range-address="Sheet4.$G$2:.$G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